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1" style:family="paragraph" style:parent-style-name="Text_20_body">
      <style:paragraph-properties fo:margin-left="0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courier new" fo:font-size="9pt"/>
    </style:style>
    <style:style style:name="T2" style:family="text">
      <style:text-properties fo:font-weight="bold"/>
    </style:style>
    <style:style style:name="T3" style:family="text">
      <style:text-properties fo:font-style="italic"/>
    </style:style>
    <style:style style:name="T4" style:family="text">
      <style:text-properties style:font-name="times new roman" fo:font-size="10.1999998092651pt"/>
    </style:style>
    <style:style style:name="T5" style:family="text">
      <style:text-properties style:font-name="times new roman" fo:font-size="10.1999998092651pt" fo:font-style="italic"/>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ay Too Long Words</text:p>
      <text:p text:style-name="P4">time limit per test</text:p>
      <text:p text:style-name="P5">1 second</text:p>
      <text:p text:style-name="P4">memory limit per test</text:p>
      <text:p text:style-name="P5">256 megabytes</text:p>
      <text:p text:style-name="P4">input</text:p>
      <text:p text:style-name="P5">standard input</text:p>
      <text:p text:style-name="P4">output</text:p>
      <text:p text:style-name="P6">standard output</text:p>
      <text:p text:style-name="P7">Sometimes some words like "<text:span text:style-name="T1">localization</text:span>" or "<text:span text:style-name="T1">internationalization</text:span>" are so long that writing them many times in one text is quite tiresome.</text:p>
      <text:p text:style-name="P7">Let's consider a word <text:span text:style-name="T3">too long</text:span>, if its length is <text:span text:style-name="T2">strictly more</text:span> than <text:span text:style-name="T4">10</text:span> characters. All too long words should be replaced with a special abbreviation.</text:p>
      <text:p text:style-name="P7">This abbreviation is made like this: we write down the first and the last letter of a word and between them we write the number of letters between the first and the last letters. That number is in decimal system and doesn't contain any leading zeroes.</text:p>
      <text:p text:style-name="P7">Thus, "<text:span text:style-name="T1">localization</text:span>" will be spelt as "<text:span text:style-name="T1">l10n</text:span>", and "<text:span text:style-name="T1">internationalization</text:span>» will be spelt as "<text:span text:style-name="T1">i18n</text:span>".</text:p>
      <text:p text:style-name="P7">You are suggested to automatize the process of changing the words with abbreviations. At that all too long words should be replaced by the abbreviation and the words that are not too long should not undergo any changes.</text:p>
      <text:p text:style-name="P9">Input</text:p>
      <text:p text:style-name="P7">The first line contains an integer <text:span text:style-name="T5">n</text:span> (<text:span text:style-name="T4">1 ≤ </text:span><text:span text:style-name="T5">n</text:span><text:span text:style-name="T4"> ≤ 100</text:span>). Each of the following <text:span text:style-name="T5">n</text:span> lines contains one word. All the words consist of lowercase Latin letters and possess the lengths of from <text:span text:style-name="T4">1</text:span> to <text:span text:style-name="T4">100</text:span> characters.</text:p>
      <text:p text:style-name="P9">Output</text:p>
      <text:p text:style-name="P7">Print <text:span text:style-name="T5">n</text:span> lines. The <text:span text:style-name="T5">i</text:span>-th line should contain the result of replacing of the <text:span text:style-name="T5">i</text:span>-th word from the input data.</text:p>
      <text:p text:style-name="P8">Examples</text:p>
      <text:p text:style-name="P10">input</text:p>
      <text:section text:style-name="Sect1" text:name="id009045503837688342">
        <text:p text:style-name="P11"/>
      </text:section>
      <text:p text:style-name="P1"><text:bookmark text:name="id0010295190057713977"/>4</text:p>
      <text:p text:style-name="P2">word</text:p>
      <text:p text:style-name="P2">localization</text:p>
      <text:p text:style-name="P2">internationalization</text:p>
      <text:p text:style-name="P2">pneumonoultramicroscopicsilicovolcanoconiosis</text:p>
      <text:p text:style-name="P10">output</text:p>
      <text:section text:style-name="Sect1" text:name="id0016446625142140547">
        <text:p text:style-name="P11"/>
      </text:section>
      <text:p text:style-name="P1"><text:bookmark text:name="id0014101801524915913"/>word</text:p>
      <text:p text:style-name="P2">l10n</text:p>
      <text:p text:style-name="P2">i18n</text:p>
      <text:p text:style-name="P2">p43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30T19:09:34.552000000</dc:date>
    <meta:editing-duration>PT27S</meta:editing-duration>
    <meta:editing-cycles>1</meta:editing-cycles>
    <meta:document-statistic meta:table-count="0" meta:image-count="0" meta:object-count="0" meta:page-count="1" meta:paragraph-count="30" meta:word-count="240" meta:character-count="1408" meta:non-whitespace-character-count="1198"/>
    <meta:generator>LibreOffice/7.2.2.2$Windows_X86_64 LibreOffice_project/02b2acce88a210515b4a5bb2e46cbfb63fe97d56</meta:generator>
  </office:meta>
</office:document-meta>
</file>